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76e66" officeooo:paragraph-rsid="00176e66"/>
    </style:style>
    <style:style style:name="P2" style:family="paragraph" style:parent-style-name="Standard">
      <style:paragraph-properties fo:margin-top="0in" fo:margin-bottom="0in" loext:contextual-spacing="false"/>
      <style:text-properties style:font-name="Verdana" officeooo:rsid="0007b93d" officeooo:paragraph-rsid="00176e66"/>
    </style:style>
    <style:style style:name="T1" style:family="text">
      <style:text-properties officeooo:rsid="000c2f50"/>
    </style:style>
    <style:style style:name="T2" style:family="text">
      <style:text-properties officeooo:rsid="000ddaa7"/>
    </style:style>
    <style:style style:name="T3" style:family="text">
      <style:text-properties officeooo:rsid="000e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/25/2024</text:p>
      <text:p text:style-name="P1"/>
      <text:p text:style-name="P2">Just feeling negative and in pain, dreading everything.</text:p>
      <text:p text:style-name="P2">Nothing really burdening me in terms of an ongoing commitment the way it was <text:span text:style-name="T1">previously</text:span>. It’s the reality of poverty for me. I could well be there. I guess I’ve felt immune from the bad stuff, too intelligent, too educated, too hard-working, too conscientious. But then a CSR at <text:span text:style-name="T2">the grocery store</text:span> refuses to make change for a twenty (patently stupid and absurd) and I know that just being associated with doing things a certain way, i.e., shopping at <text:span text:style-name="T2">that grocery store,</text:span> labels me as subordinate and not to be trusted. That’s the way it is. <text:span text:style-name="T3">Poverty sucks.</text:span></text:p>
      <text:p text:style-name="P2">Somehow, as much as I have my health concerns and feel marginalized in certain respects, I trust my basic aptitude and work ethic, not to mention my passion for making good personal choices. So there it i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7S</meta:editing-duration>
    <meta:editing-cycles>3</meta:editing-cycles>
    <meta:generator>LibreOffice/5.4.3.2$Windows_X86_64 LibreOffice_project/92a7159f7e4af62137622921e809f8546db437e5</meta:generator>
    <dc:date>2024-06-25T11:44:31.207000000</dc:date>
    <meta:document-statistic meta:table-count="0" meta:image-count="0" meta:object-count="0" meta:page-count="1" meta:paragraph-count="4" meta:word-count="144" meta:character-count="825" meta:non-whitespace-character-count="685"/>
    <meta:user-defined meta:name="Info 1"/>
    <meta:user-defined meta:name="Info 2"/>
    <meta:user-defined meta:name="Info 3"/>
    <meta:user-defined meta:name="Info 4"/>
  </office:meta>
</office:document-meta>
</file>